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" calcext:value-type="float">
            <text:p>2000.1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066667" calcext:value-type="float">
            <text:p>2000.0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" calcext:value-type="float">
            <text:p>2000.1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" calcext:value-type="float">
            <text:p>2000.1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05" calcext:value-type="float">
            <text:p>1500.05</text:p>
          </table:table-cell>
          <table:table-cell office:value-type="float" office:value="1200.04" calcext:value-type="float">
            <text:p>1200.04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075" calcext:value-type="float">
            <text:p>1500.0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/>
          <table:table-cell office:value-type="float" office:value="6000.3" calcext:value-type="float">
            <text:p>6000.3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" calcext:value-type="float">
            <text:p>2000.1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075" calcext:value-type="float">
            <text:p>1500.0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3" calcext:value-type="float">
            <text:p>6000.3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3" calcext:value-type="float">
            <text:p>6000.3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233333" calcext:value-type="float">
            <text:p>2000.233333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" calcext:value-type="float">
            <text:p>2000.1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05" calcext:value-type="float">
            <text:p>1500.0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05" calcext:value-type="float">
            <text:p>1500.0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15" calcext:value-type="float">
            <text:p>3000.1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30:13.518908479</meta:creation-date>
    <dc:date>2018-05-04T17:32:42.507853797</dc:date>
    <meta:editing-duration>PT2M29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